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3309" officeooo:paragraph-rsid="000a3309"/>
    </style:style>
    <style:style style:name="P2" style:family="paragraph" style:parent-style-name="Standard">
      <style:text-properties officeooo:rsid="000a3309" officeooo:paragraph-rsid="000a3309"/>
    </style:style>
    <style:style style:name="P3" style:family="paragraph" style:parent-style-name="Standard">
      <style:text-properties officeooo:rsid="000b066a" officeooo:paragraph-rsid="000b0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pm init</text:p>
      <text:p text:style-name="P2"/>
      <text:p text:style-name="P2">de bestanden in de src map</text:p>
      <text:p text:style-name="P2">start is het javascript bestand voor de start van je applicatie src/main.js</text:p>
      <text:p text:style-name="P2"/>
      <text:p text:style-name="P2">npmjs.com is de website voor npm parckages info</text:p>
      <text:p text:style-name="P2"/>
      <text:p text:style-name="P2">package parcel</text:p>
      <text:p text:style-name="P2"/>
      <text:p text:style-name="P1"><text:span text:style-name="Source_20_Text">npm install --save-dev parcel</text:span></text:p>
      <text:p text:style-name="P2"/>
      <text:p text:style-name="P3">in de package.json </text:p>
      <text:p text:style-name="P3">"scripts": {</text:p>
      <text:p text:style-name="P3"><text:s text:c="4"/>"start": "parcel src/index.html",</text:p>
      <text:p text:style-name="P3"><text:s text:c="4"/>"build": "parcel build src/index.html"</text:p>
      <text:p text:style-name="P3"><text:s text:c="2"/>},</text:p>
      <text:p text:style-name="P2"/>
      <text:p text:style-name="P2"/>
      <text:p text:style-name="P2"/>
      <text:p text:style-name="P2"/>
      <text:p text:style-name="P1">npm install axio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9:19:46.727771456</meta:creation-date>
    <dc:date>2021-11-02T11:10:33.178946046</dc:date>
    <meta:editing-duration>PT1H30M26S</meta:editing-duration>
    <meta:editing-cycles>1</meta:editing-cycles>
    <meta:document-statistic meta:table-count="0" meta:image-count="0" meta:object-count="0" meta:page-count="1" meta:paragraph-count="12" meta:word-count="51" meta:character-count="330" meta:non-whitespace-character-count="281"/>
    <meta:generator>LibreOffice/6.4.7.2$Linux_X86_64 LibreOffice_project/40$Build-2</meta:generator>
  </office:meta>
</office:document-meta>
</file>